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173142" officeooo:paragraph-rsid="00173142"/>
    </style:style>
    <style:style style:name="P2" style:family="paragraph" style:parent-style-name="Text_20_body">
      <style:text-properties officeooo:rsid="00185e6a" officeooo:paragraph-rsid="00185e6a"/>
    </style:style>
    <style:style style:name="P3" style:family="paragraph" style:parent-style-name="Text_20_body">
      <style:text-properties officeooo:rsid="00194bb5" officeooo:paragraph-rsid="00194bb5"/>
    </style:style>
    <style:style style:name="P4" style:family="paragraph" style:parent-style-name="Text_20_body">
      <style:text-properties fo:font-weight="normal" officeooo:rsid="00194bb5" officeooo:paragraph-rsid="00194bb5" style:font-weight-asian="normal" style:font-weight-complex="normal"/>
    </style:style>
    <style:style style:name="P5" style:family="paragraph" style:parent-style-name="Text_20_body">
      <style:text-properties officeooo:rsid="001eab0c" officeooo:paragraph-rsid="001eab0c"/>
    </style:style>
    <style:style style:name="P6" style:family="paragraph" style:parent-style-name="Heading_20_1" style:list-style-name=""/>
    <style:style style:name="P7" style:family="paragraph" style:parent-style-name="Heading_20_1" style:list-style-name="">
      <style:text-properties officeooo:rsid="001b06dd" officeooo:paragraph-rsid="00209604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Text_20_body" style:list-style-name="">
      <style:text-properties officeooo:rsid="001b06dd" officeooo:paragraph-rsid="00209604"/>
    </style:style>
    <style:style style:name="P11" style:family="paragraph" style:parent-style-name="Text_20_body" style:list-style-name="L1">
      <style:text-properties officeooo:rsid="00185e6a" officeooo:paragraph-rsid="00185e6a"/>
    </style:style>
    <style:style style:name="P12" style:family="paragraph" style:parent-style-name="Text_20_body" style:list-style-name="L1">
      <style:text-properties fo:font-weight="normal" officeooo:rsid="00185e6a" officeooo:paragraph-rsid="00185e6a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194bb5" officeooo:paragraph-rsid="00194bb5" style:font-weight-asian="normal" style:font-weight-complex="normal"/>
    </style:style>
    <style:style style:name="P14" style:family="paragraph" style:parent-style-name="Text_20_body" style:list-style-name="L2">
      <style:text-properties fo:font-weight="normal" officeooo:rsid="00194bb5" officeooo:paragraph-rsid="00194bb5" style:font-weight-asian="normal" style:font-weight-complex="normal"/>
    </style:style>
    <style:style style:name="P15" style:family="paragraph" style:parent-style-name="Text_20_body" style:list-style-name="L3">
      <style:text-properties officeooo:rsid="00194bb5" officeooo:paragraph-rsid="00194bb5"/>
    </style:style>
    <style:style style:name="P16" style:family="paragraph" style:parent-style-name="Text_20_body" style:list-style-name="L3">
      <style:text-properties officeooo:rsid="001eab0c" officeooo:paragraph-rsid="001eab0c"/>
    </style:style>
    <style:style style:name="P17" style:family="paragraph" style:parent-style-name="Text_20_body">
      <style:text-properties officeooo:rsid="00209604"/>
    </style:style>
    <style:style style:name="P18" style:family="paragraph" style:parent-style-name="Text_20_body" style:list-style-name="L4">
      <style:text-properties officeooo:rsid="00209604" officeooo:paragraph-rsid="00209604"/>
    </style:style>
    <style:style style:name="P19" style:family="paragraph" style:parent-style-name="Text_20_body">
      <style:text-properties officeooo:rsid="00209604" officeooo:paragraph-rsid="00221faf"/>
    </style:style>
    <style:style style:name="P20" style:family="paragraph" style:parent-style-name="Text_20_body" style:list-style-name="L4">
      <style:text-properties officeooo:paragraph-rsid="00209604"/>
    </style:style>
    <style:style style:name="P21" style:family="paragraph" style:parent-style-name="Text_20_body" style:list-style-name="L4">
      <style:text-properties officeooo:rsid="00221faf" officeooo:paragraph-rsid="00221faf"/>
    </style:style>
    <style:style style:name="P22" style:family="paragraph" style:parent-style-name="Text_20_body">
      <style:text-properties officeooo:rsid="00221faf" officeooo:paragraph-rsid="00221faf"/>
    </style:style>
    <style:style style:name="P23" style:family="paragraph" style:parent-style-name="Text_20_body">
      <style:text-properties officeooo:rsid="001c8841" officeooo:paragraph-rsid="001c8841"/>
    </style:style>
    <style:style style:name="T1" style:family="text">
      <style:text-properties officeooo:rsid="00185e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8841"/>
    </style:style>
    <style:style style:name="T4" style:family="text">
      <style:text-properties officeooo:rsid="001d6075"/>
    </style:style>
    <style:style style:name="T5" style:family="text">
      <style:text-properties officeooo:rsid="00209604"/>
    </style:style>
    <style:style style:name="T6" style:family="text">
      <style:text-properties officeooo:rsid="001b06dd"/>
    </style:style>
    <style:style style:name="T7" style:family="text">
      <style:text-properties officeooo:rsid="00221fa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ngs to Remember</text:h>
      <text:p text:style-name="P17"/>
      <text:list xml:id="list609417202" text:style-name="L4">
        <text:list-item>
          <text:p text:style-name="P20"><text:span text:style-name="T5">This is supposed to be fun</text:span></text:p>
        </text:list-item>
        <text:list-item>
          <text:p text:style-name="P18">There are no stupid questions – seriously there are not!</text:p>
        </text:list-item>
        <text:list-item>
          <text:p text:style-name="P18">These exercises are my idea of fun, but I am a self confessed giant nerd, so sorry if you don’t also find them fun and challenging.</text:p>
        </text:list-item>
        <text:list-item>
          <text:p text:style-name="P21">If you are unsure of something, ask me or a friend, or if you are feeling adventerous ask google. <text:s text:c="4"/></text:p>
        </text:list-item>
      </text:list>
      <text:p text:style-name="P19"/>
      <text:h text:style-name="P7" text:outline-level="1">What Windows stuff will we be using?</text:h>
      <text:h text:style-name="P10" text:outline-level="1"/>
      <text:h text:style-name="P10" text:outline-level="1">Windows File Manager – to extract the zip file we will download with Microsoft Edge Browser</text:h>
      <text:h text:style-name="P10" text:outline-level="1">Microsoft Edge Browser – to download stuff and show our simple web site</text:h>
      <text:h text:style-name="P10" text:outline-level="1"><text:span text:style-name="T6">Windows Notepad – to edit files</text:span></text:h>
      <text:h text:style-name="P6" text:outline-level="1"/>
      <text:h text:style-name="P8" text:outline-level="1">Setup</text:h>
      <text:p text:style-name="Text_20_body"/>
      <text:p text:style-name="P1">So these steps may look a bit scary for some of you, but don’t worry I can help.</text:p>
      <text:p text:style-name="P1"/>
      <text:p text:style-name="P1"><text:span text:style-name="T3">1</text:span>) Download <text:a xlink:type="simple" xlink:href="https://gbc.pellcorp.com/sample.zip" text:style-name="Internet_20_link" text:visited-style-name="Visited_20_Internet_20_Link">https://gbc.pellcorp.com/</text:a><text:a xlink:type="simple" xlink:href="https://gbc.pellcorp.com/sample.zip" text:style-name="Internet_20_link" text:visited-style-name="Visited_20_Internet_20_Link"><text:span text:style-name="T4">static-</text:span></text:a><text:a xlink:type="simple" xlink:href="https://gbc.pellcorp.com/static-sample.zip" text:style-name="Internet_20_link" text:visited-style-name="Visited_20_Internet_20_Link">sample.zip</text:a> to Downloads directory and <text:span text:style-name="T1">Extract All to Downloads/</text:span><text:span text:style-name="T4">static-sample directory.</text:span></text:p>
      <text:p text:style-name="P1"/>
      <text:p text:style-name="P23">2) Use Windows File Explorer to find the Downloads/<text:span text:style-name="T4">static-</text:span>sample/index.html and double click it to open it with Edge.</text:p>
      <text:p text:style-name="P23"/>
      <text:p text:style-name="P22">3) Open the index.html file in notepad. <text:s text:c="3"/>I will demonstrate this, as its not as easy as it should be (Bad Windows :-(</text:p>
      <text:p text:style-name="P22"/>
      <text:p text:style-name="P22"/>
      <text:h text:style-name="P9" text:outline-level="2">Exercises</text:h>
      <text:p text:style-name="Text_20_body"/>
      <text:p text:style-name="P22">All of these exercises require you to open the index.html file in notepad, and make a change and refresh the web page back in the Microsoft Edge browser, I will demonstrate that for you:</text:p>
      <text:p text:style-name="P22"/>
      <text:list xml:id="list1933248144" text:style-name="L3">
        <text:list-item>
          <text:p text:style-name="P15">Change the Web Page Title</text:p>
        </text:list-item>
        <text:list-item>
          <text:p text:style-name="P15">Change the colour of the quote text (from yellow to something else)</text:p>
        </text:list-item>
        <text:list-item>
          <text:p text:style-name="P15">Change the background colour of the web site</text:p>
        </text:list-item>
        <text:list-item>
          <text:p text:style-name="P15">Change the background image to the dog.jpg picture.</text:p>
        </text:list-item>
        <text:list-item>
          <text:p text:style-name="P15">Change the size of the quote text</text:p>
        </text:list-item>
        <text:list-item>
          <text:p text:style-name="P15">Change the location (move it to the right, to the left, etc) of the quote text</text:p>
        </text:list-item>
        <text:list-item>
          <text:p text:style-name="P15">Add some extra text to the page</text:p>
        </text:list-item>
        <text:list-item>
          <text:p text:style-name="P15">Add the cat.jpg as a normal image (not a background image), using the `img` tag. <text:s text:c="2"/>You might need to ask google how to do this. </text:p>
        </text:list-item>
        <text:list-item>
          <text:p text:style-name="P16">Change a quote</text:p>
        </text:list-item>
        <text:list-item>
          <text:p text:style-name="P16">Add a new quote</text:p>
        </text:list-item>
        <text:list-item>
          <text:p text:style-name="P16">Change to always return the same quote</text:p>
        </text:list-item>
      </text:list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09:28:42.358403978</meta:creation-date>
    <dc:date>2022-10-11T11:40:45.268543295</dc:date>
    <meta:editing-duration>PT31M4S</meta:editing-duration>
    <meta:editing-cycles>10</meta:editing-cycles>
    <meta:generator>LibreOffice/7.3.6.2$Linux_X86_64 LibreOffice_project/30$Build-2</meta:generator>
    <meta:document-statistic meta:table-count="0" meta:image-count="0" meta:object-count="0" meta:page-count="3" meta:paragraph-count="27" meta:word-count="326" meta:character-count="1761" meta:non-whitespace-character-count="1462"/>
  </office:meta>
</office:document-meta>
</file>